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7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payloadList": </text:p>
      <text:p text:style-name="P1">[</text:p>
      <text:p text:style-name="Standard"><text:s text:c="9"/>{</text:p>
      <text:p text:style-name="Standard"><text:s text:c="12"/>"partner": {</text:p>
      <text:p text:style-name="Standard"><text:s text:c="16"/>"partnerId": 1,</text:p>
      <text:p text:style-name="Standard"><text:s text:c="16"/>"address": "sampleAddress",</text:p>
      <text:p text:style-name="Standard"><text:s text:c="16"/>"contactNo": "9665453423",</text:p>
      <text:p text:style-name="Standard"><text:s text:c="16"/>"partnerType": "samType",</text:p>
      <text:p text:style-name="Standard"><text:s text:c="16"/>"activePartner": "true",</text:p>
      <text:p text:style-name="Standard"><text:s text:c="16"/>"partnerName": "Partner1",</text:p>
      <text:p text:style-name="Standard"><text:s text:c="16"/>"dateTimeImported": "12-9-2021"</text:p>
      <text:p text:style-name="Standard"><text:tab/> },</text:p>
      <text:p text:style-name="Standard"><text:tab/>“idList” : </text:p>
      <text:p text:style-name="Standard"><text:tab/>[</text:p>
      <text:p text:style-name="Standard"><text:tab/><text:tab/>{</text:p>
      <text:p text:style-name="Standard"><text:s/><text:tab/><text:tab/><text:tab/>"sponsorProtocolId": "sampleId-2",</text:p>
      <text:p text:style-name="Standard"><text:s/><text:tab/><text:tab/><text:tab/>"sponsorProtocolIdRevisionNo": 1</text:p>
      <text:p text:style-name="Standard"><text:tab/><text:tab/>},</text:p>
      <text:p text:style-name="Standard"><text:tab/><text:tab/>{</text:p>
      <text:p text:style-name="Standard"><text:s/><text:tab/><text:tab/> <text:tab/>"sponsorProtocolId": "sampleId",</text:p>
      <text:p text:style-name="Standard"><text:s text:c="11"/><text:tab/><text:tab/> <text:tab/>"sponsorProtocolIdRevisionNo": 1</text:p>
      <text:p text:style-name="Standard"><text:tab/><text:tab/>}</text:p>
      <text:p text:style-name="Standard"><text:tab/>]</text:p>
      <text:p text:style-name="Standard"><text:s text:c="9"/>},</text:p>
      <text:p text:style-name="Standard"><text:s text:c="8"/>{</text:p>
      <text:p text:style-name="Standard"><text:s text:c="12"/>"partner": {</text:p>
      <text:p text:style-name="Standard"><text:s text:c="16"/>"partnerId": 2,</text:p>
      <text:p text:style-name="Standard"><text:s text:c="16"/>"address": "samAddress",</text:p>
      <text:p text:style-name="Standard"><text:s text:c="16"/>"contactNo": "7886978677",</text:p>
      <text:p text:style-name="Standard"><text:s text:c="16"/>"partnerType": "samType",</text:p>
      <text:p text:style-name="Standard"><text:s text:c="16"/>"activePartner": "true",</text:p>
      <text:p text:style-name="Standard"><text:s text:c="16"/>"partnerName": "Partner2",</text:p>
      <text:p text:style-name="Standard"><text:s text:c="16"/>"dateTimeImported": "12-9-2021"</text:p>
      <text:p text:style-name="Standard"><text:s text:c="12"/>},</text:p>
      <text:p text:style-name="Standard"><text:s text:c="11"/>“idList” : </text:p>
      <text:p text:style-name="Standard"><text:tab/>[</text:p>
      <text:p text:style-name="Standard"><text:tab/><text:tab/>{</text:p>
      <text:p text:style-name="Standard"><text:s/><text:tab/><text:tab/><text:tab/>"sponsorProtocolId": "sampleId-2",</text:p>
      <text:p text:style-name="Standard"><text:s/><text:tab/><text:tab/><text:tab/>"sponsorProtocolIdRevisionNo": 1</text:p>
      <text:p text:style-name="Standard"><text:tab/><text:tab/>},</text:p>
      <text:p text:style-name="Standard"><text:tab/><text:tab/>{</text:p>
      <text:p text:style-name="Standard"><text:s/><text:tab/><text:tab/> <text:tab/>"sponsorProtocolId": "sampleId",</text:p>
      <text:p text:style-name="Standard"><text:s text:c="11"/><text:tab/><text:tab/> <text:tab/>"sponsorProtocolIdRevisionNo": 1</text:p>
      <text:p text:style-name="Standard"><text:tab/><text:tab/>}</text:p>
      <text:p text:style-name="Standard"><text:tab/>]</text:p>
      <text:p text:style-name="Standard"/>
      <text:p text:style-name="Standard"><text:s text:c="8"/>}</text:p>
      <text:p text:style-name="Standard"><text:s text:c="2"/>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3:03:39.376391289</meta:creation-date>
    <dc:date>2022-09-02T13:05:55.315065671</dc:date>
    <meta:editing-duration>PT2M16S</meta:editing-duration>
    <meta:editing-cycles>1</meta:editing-cycles>
    <meta:document-statistic meta:table-count="0" meta:image-count="0" meta:object-count="0" meta:page-count="1" meta:paragraph-count="47" meta:word-count="73" meta:character-count="1077" meta:non-whitespace-character-count="662"/>
    <meta:generator>LibreOffice/6.4.7.2$Linux_X86_64 LibreOffice_project/40$Build-2</meta:generator>
  </office:meta>
</office:document-meta>
</file>